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rm... eeerm..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style-name="ce0"/>
          <table:table-cell table:style-name="ce0"/>
          <table:table-cell table:style-name="ce0" office:value-type="string">
            <text:p>In order to reactivate the Spell Enchanter,
I'll probably have to exchange the
accumulated waste demon particles for
thermally active particles...</text:p>
          </table:table-cell>
          <table:table-cell table:number-columns-repeated="1020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style-name="ce0"/>
          <table:table-cell table:style-name="ce0"/>
          <table:table-cell table:style-name="ce0" office:value-type="string">
            <text:p>But with my hands and feet bound like
this, there's little chance of being able
to do that myself...</text:p>
          </table:table-cell>
          <table:table-cell table:number-columns-repeated="1020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style-name="ce0"/>
          <table:table-cell table:style-name="ce0"/>
          <table:table-cell table:style-name="ce0" office:value-type="string">
            <text:p>Which means, either I'll have to get out
of here by force, or hope someone shows
up and carries out the operation for me...</text:p>
          </table:table-cell>
          <table:table-cell table:number-columns-repeated="1020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style-name="ce0"/>
          <table:table-cell table:style-name="ce0"/>
          <table:table-cell table:style-name="ce0" office:value-type="string">
            <text:p>Fat chance...! What am I going to do?!</text:p>
          </table:table-cell>
          <table:table-cell table:number-columns-repeated="1020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style-name="ce0"/>
          <table:table-cell table:style-name="ce0"/>
          <table:table-cell table:style-name="ce0" office:value-type="string">
            <text:p>Aagh... I'm seriously coming to the end
of my rope, here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style-name="ce0"/>
          <table:table-cell table:style-name="ce0"/>
          <table:table-cell table:style-name="ce0" office:value-type="string">
            <text:p>It's only a matter of time, now...!</text:p>
          </table:table-cell>
          <table:table-cell table:number-columns-repeated="1020"/>
        </table:table-row>
        <table:table-row>
          <table:table-cell table:style-name="ce0" office:value-type="string">
            <text:p>ヤバい・・・どうしよ・・・</text:p>
          </table:table-cell>
          <table:table-cell table:style-name="ce0"/>
          <table:table-cell table:style-name="ce0"/>
          <table:table-cell table:style-name="ce0" office:value-type="string">
            <text:p>Oh, crap... what now...</text:p>
          </table:table-cell>
          <table:table-cell table:number-columns-repeated="1020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style-name="ce0"/>
          <table:table-cell table:style-name="ce0"/>
          <table:table-cell table:style-name="ce0" office:value-type="string">
            <text:p>At this point, I wish I'd just gone and
did my business in a corner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style-name="ce0"/>
          <table:table-cell table:style-name="ce0"/>
          <table:table-cell table:style-name="ce0" office:value-type="string">
            <text:p>*wiggle* *wiggle*...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style-name="ce0"/>
          <table:table-cell table:style-name="ce0"/>
          <table:table-cell table:style-name="ce0" office:value-type="string">
            <text:p>Given I'm blocked in on all fronts,
maybe I should just give up and do it
right here...?</text:p>
          </table:table-cell>
          <table:table-cell table:number-columns-repeated="1020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style-name="ce0"/>
          <table:table-cell table:style-name="ce0"/>
          <table:table-cell table:style-name="ce0" office:value-type="string">
            <text:p>It'll end up the same way sooner or later,
so I may as well not force myself to hold
it in.</text:p>
          </table:table-cell>
          <table:table-cell table:number-columns-repeated="1020"/>
        </table:table-row>
        <table:table-row>
          <table:table-cell table:style-name="ce0" office:value-type="string">
            <text:p>よし決めた！　出しちゃえ！</text:p>
          </table:table-cell>
          <table:table-cell table:style-name="ce0"/>
          <table:table-cell table:style-name="ce0"/>
          <table:table-cell table:style-name="ce0" office:value-type="string">
            <text:p>All right, it's decided! I'll let it flow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っ</text:p>
          </table:table-cell>
          <table:table-cell table:style-name="ce0"/>
          <table:table-cell table:style-name="ce0"/>
          <table:table-cell table:style-name="ce0" office:value-type="string">
            <text:p>.....Ah.</text:p>
          </table:table-cell>
          <table:table-cell table:number-columns-repeated="1020"/>
        </table:table-row>
        <table:table-row>
          <table:table-cell table:style-name="ce0" office:value-type="string">
            <text:p>ちょっと待てよ・・・</text:p>
          </table:table-cell>
          <table:table-cell table:style-name="ce0"/>
          <table:table-cell table:style-name="ce0"/>
          <table:table-cell table:style-name="ce0" office:value-type="string">
            <text:p>Wait just a second...</text:p>
          </table:table-cell>
          <table:table-cell table:number-columns-repeated="1020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style-name="ce0"/>
          <table:table-cell table:style-name="ce0"/>
          <table:table-cell table:style-name="ce0" office:value-type="string">
            <text:p>If I pee here, it'll run down the Spell
Enchanter's legs and make contact with
the cord that connects to the backup
batteries...!</text:p>
          </table:table-cell>
          <table:table-cell table:number-columns-repeated="1020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style-name="ce0"/>
          <table:table-cell table:style-name="ce0"/>
          <table:table-cell table:style-name="ce0" office:value-type="string">
            <text:p>Each one of those batteries carries
eighteen-hundred DJc/s, so multiplied by
four...</text:p>
          </table:table-cell>
          <table:table-cell table:number-columns-repeated="1020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style-name="ce0"/>
          <table:table-cell table:style-name="ce0"/>
          <table:table-cell table:style-name="ce0" office:value-type="string">
            <text:p>I'm not gonna walk away from an electric
shock like that...!!</text:p>
          </table:table-cell>
          <table:table-cell table:number-columns-repeated="1020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style-name="ce0"/>
          <table:table-cell table:style-name="ce0"/>
          <table:table-cell table:style-name="ce0" office:value-type="string">
            <text:p>If I leak, my life is at stake! I'm in
real hot water, her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12:56:51+02:00</meta:creation-date>
    <dc:date>2020-06-27T12:5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